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5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9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19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74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62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1cm" loext:decorative="false"/>
      <style:paragraph-properties style:writing-mode="lr-tb"/>
    </style:style>
    <style:style style:name="gr11" style:family="graphic" style:parent-style-name="standard">
      <style:graphic-properties draw:stroke="none" svg:stroke-width="0.2cm" svg:stroke-color="#2a6099" draw:marker-start-width="0.5cm" draw:marker-end-width="0.5cm" draw:fill="none" draw:fill-color="#ffffff" draw:textarea-horizontal-align="left" draw:auto-grow-height="true" draw:auto-grow-width="true" fo:min-height="0.712cm" fo:min-width="4.061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43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91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73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38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17cm" loext:decorative="false"/>
      <style:paragraph-properties style:writing-mode="lr-tb"/>
    </style:style>
    <style:style style:name="co1" style:family="table-column">
      <style:table-column-properties style:column-width="4.02cm" style:use-optimal-column-width="false"/>
    </style:style>
    <style:style style:name="co2" style:family="table-column">
      <style:table-column-properties style:column-width="3.996cm" style:use-optimal-column-width="false"/>
    </style:style>
    <style:style style:name="co3" style:family="table-column">
      <style:table-column-properties style:column-width="3.893cm" style:use-optimal-column-width="false"/>
    </style:style>
    <style:style style:name="co4" style:family="table-column">
      <style:table-column-properties style:column-width="3.986cm" style:use-optimal-column-width="false"/>
    </style:style>
    <style:style style:name="co5" style:family="table-column">
      <style:table-column-properties style:column-width="4.699cm" style:use-optimal-column-width="false"/>
    </style:style>
    <style:style style:name="co6" style:family="table-column">
      <style:table-column-properties style:column-width="4.511cm" style:use-optimal-column-width="false"/>
    </style:style>
    <style:style style:name="co7" style:family="table-column">
      <style:table-column-properties style:column-width="2.998cm" style:use-optimal-column-width="false"/>
    </style:style>
    <style:style style:name="co8" style:family="table-column">
      <style:table-column-properties style:column-width="5.111cm" style:use-optimal-column-width="false"/>
    </style:style>
    <style:style style:name="co9" style:family="table-column">
      <style:table-column-properties style:column-width="4.846cm" style:use-optimal-column-width="false"/>
    </style:style>
    <style:style style:name="co10" style:family="table-column">
      <style:table-column-properties style:column-width="4.022cm" style:use-optimal-column-width="false"/>
    </style:style>
    <style:style style:name="co11" style:family="table-column">
      <style:table-column-properties style:column-width="4.039cm" style:use-optimal-column-width="false"/>
    </style:style>
    <style:style style:name="co12" style:family="table-column">
      <style:table-column-properties style:column-width="3.987cm" style:use-optimal-column-width="false"/>
    </style:style>
    <style:style style:name="co13" style:family="table-column">
      <style:table-column-properties style:column-width="4.872cm" style:use-optimal-column-width="false"/>
    </style:style>
    <style:style style:name="co14" style:family="table-column">
      <style:table-column-properties style:column-width="2.961cm" style:use-optimal-column-width="false"/>
    </style:style>
    <style:style style:name="co15" style:family="table-column">
      <style:table-column-properties style:column-width="2.011cm" style:use-optimal-column-width="false"/>
    </style:style>
    <style:style style:name="co16" style:family="table-column">
      <style:table-column-properties style:column-width="5.02cm" style:use-optimal-column-width="false"/>
    </style:style>
    <style:style style:name="co17" style:family="table-column">
      <style:table-column-properties style:column-width="4.378cm" style:use-optimal-column-width="false"/>
    </style:style>
    <style:style style:name="co18" style:family="table-column">
      <style:table-column-properties style:column-width="4.701cm" style:use-optimal-column-width="false"/>
    </style:style>
    <style:style style:name="co19" style:family="table-column">
      <style:table-column-properties style:column-width="3.997cm" style:use-optimal-column-width="false"/>
    </style:style>
    <style:style style:name="co20" style:family="table-column">
      <style:table-column-properties style:column-width="2.999cm" style:use-optimal-column-width="false"/>
    </style:style>
    <style:style style:name="co21" style:family="table-column">
      <style:table-column-properties style:column-width="4.021cm" style:use-optimal-column-width="false"/>
    </style:style>
    <style:style style:name="co22" style:family="table-column">
      <style:table-column-properties style:column-width="3.012cm" style:use-optimal-column-width="false"/>
    </style:style>
    <style:style style:name="co23" style:family="table-column">
      <style:table-column-properties style:column-width="5.995cm" style:use-optimal-column-width="false"/>
    </style:style>
    <style:style style:name="co24" style:family="table-column">
      <style:table-column-properties style:column-width="5.997cm" style:use-optimal-column-width="false"/>
    </style:style>
    <style:style style:name="co25" style:family="table-column">
      <style:table-column-properties style:column-width="4.318cm" style:use-optimal-column-width="false"/>
    </style:style>
    <style:style style:name="co26" style:family="table-column">
      <style:table-column-properties style:column-width="2.99cm" style:use-optimal-column-width="false"/>
    </style:style>
    <style:style style:name="co27" style:family="table-column">
      <style:table-column-properties style:column-width="3.989cm" style:use-optimal-column-width="false"/>
    </style:style>
    <style:style style:name="co28" style:family="table-column">
      <style:table-column-properties style:column-width="3.972cm" style:use-optimal-column-width="false"/>
    </style:style>
    <style:style style:name="co29" style:family="table-column">
      <style:table-column-properties style:column-width="3.985cm" style:use-optimal-column-width="false"/>
    </style:style>
    <style:style style:name="co30" style:family="table-column">
      <style:table-column-properties style:column-width="3.975cm" style:use-optimal-column-width="false"/>
    </style:style>
    <style:style style:name="co31" style:family="table-column">
      <style:table-column-properties style:column-width="4.013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text-properties fo:font-size="14pt"/>
    </style:style>
    <style:style style:name="ce2" style:family="table-cell">
      <style:paragraph-properties fo:border="0.43pt solid #000000"/>
      <style:text-properties fo:font-size="14pt"/>
    </style:style>
    <style:style style:name="ce3" style:family="table-cell">
      <style:paragraph-properties fo:border="0.43pt solid #000000"/>
    </style:style>
    <style:style style:name="P1" style:family="paragraph">
      <loext:graphic-properties draw:fill="none" draw:fill-color="#ffffff"/>
      <style:text-properties fo:font-size="16pt"/>
    </style:style>
    <style:style style:name="P2" style:family="paragraph"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</style:style>
    <style:style style:name="T1" style:family="text">
      <style:text-properties fo:font-size="14pt"/>
    </style:style>
    <style:style style:name="T2" style:family="text">
      <style:text-properties fo:font-size="16pt"/>
    </style:style>
    <style:style style:name="T3" style:family="text">
      <style:text-properties style:use-window-font-color="true" loext:opacity="0%" style:font-name="Liberation Sans" fo:font-size="14pt" style:letter-kerning="true" style:font-name-asian="Microsoft YaHei" style:font-size-asian="18pt" style:font-name-complex="Lucida 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 draw:style-name="gr1">
          <draw:frame draw:style-name="gr2" draw:layer="layout" svg:width="8.015cm" svg:height="1.923cm" svg:x="18.985cm" svg:y="3.077cm">
            <table:table table:template-name="default" table:use-first-row-styles="true" table:use-banding-rows-styles="true">
              <table:table-column table:style-name="co1"/>
              <table:table-column table:style-name="co2"/>
              <table:table-row table:style-name="ro1" table:default-cell-style-name="bg-none">
                <table:table-cell>
                  <text:p><text:span text:style-name="T1">IDMACAddress</text:span></text:p>
                </table:table-cell>
                <table:table-cell>
                  <text:p><text:span text:style-name="T1">MACAddress</text:span></text:p>
                </table:table-cell>
              </table:table-row>
              <table:table-row table:style-name="ro1" table:default-cell-style-name="bg-none">
                <table:table-cell/>
                <table:table-cell/>
              </table:table-row>
            </table:table>
            <draw:image xlink:href="Pictures/TablePreview1.svm" xlink:type="simple" xlink:show="embed" xlink:actuate="onLoad"/>
          </draw:frame>
          <draw:frame draw:style-name="gr3" draw:text-style-name="P1" draw:layer="layout" svg:width="5.759cm" svg:height="0.962cm" svg:x="19.033cm" svg:y="2.142cm">
            <draw:text-box>
              <text:p><text:span text:style-name="T2">MACAddressesTable</text:span></text:p>
            </draw:text-box>
          </draw:frame>
        </draw:g>
        <draw:g draw:style-name="gr1">
          <draw:frame draw:style-name="gr2" draw:layer="layout" svg:width="11.864cm" svg:height="1.923cm" svg:x="28.136cm" svg:y="6.077cm">
            <table:table table:template-name="default" table:use-first-row-styles="true" table:use-banding-rows-styles="true">
              <table:table-column table:style-name="co3"/>
              <table:table-column table:style-name="co4"/>
              <table:table-column table:style-name="co4"/>
              <table:table-row table:style-name="ro1" table:default-cell-style-name="ce1">
                <table:table-cell>
                  <text:p text:style-name="P2"><text:span text:style-name="T1">IDIPAddress</text:span></text:p>
                </table:table-cell>
                <table:table-cell>
                  <text:p text:style-name="P2"><text:span text:style-name="T1">IPAddress</text:span></text:p>
                </table:table-cell>
                <table:table-cell>
                  <text:p text:style-name="P2"><text:span text:style-name="T1">IDNetIPAddress</text:span></text:p>
                </table:table-cell>
              </table:table-row>
              <table:table-row table:style-name="ro1" table:default-cell-style-name="bg-none">
                <table:table-cell/>
                <table:table-cell/>
                <table:table-cell/>
              </table:table-row>
            </table:table>
            <draw:image xlink:href="Pictures/TablePreview2.svm" xlink:type="simple" xlink:show="embed" xlink:actuate="onLoad"/>
          </draw:frame>
          <draw:frame draw:style-name="gr4" draw:text-style-name="P1" draw:layer="layout" svg:width="4.998cm" svg:height="0.962cm" svg:x="28.113cm" svg:y="5.086cm">
            <draw:text-box>
              <text:p><text:span text:style-name="T2">IPAddressesTable</text:span></text:p>
            </draw:text-box>
          </draw:frame>
        </draw:g>
        <draw:g draw:style-name="gr1">
          <draw:frame draw:style-name="gr2" draw:layer="layout" svg:width="22.017cm" svg:height="1.923cm" svg:x="17.987cm" svg:y="22.627cm">
            <table:table table:template-name="default" table:use-first-row-styles="true" table:use-banding-rows-styles="true">
              <table:table-column table:style-name="co5"/>
              <table:table-column table:style-name="co5"/>
              <table:table-column table:style-name="co6"/>
              <table:table-column table:style-name="co7"/>
              <table:table-column table:style-name="co8"/>
              <table:table-row table:style-name="ro1" table:default-cell-style-name="ce1">
                <table:table-cell>
                  <text:p><text:span text:style-name="T3">ID</text:span><text:span text:style-name="T1">ConcentratorPort</text:span></text:p>
                </table:table-cell>
                <table:table-cell>
                  <text:p text:style-name="P2"><text:span text:style-name="T1">IDConcentrator</text:span></text:p>
                </table:table-cell>
                <table:table-cell>
                  <text:p text:style-name="P2"><text:span text:style-name="T1">PortMACAddress</text:span></text:p>
                </table:table-cell>
                <table:table-cell>
                  <text:p text:style-name="P2"><text:span text:style-name="T1">PortName</text:span></text:p>
                </table:table-cell>
                <table:table-cell>
                  <text:p text:style-name="P3"><text:span text:style-name="T1">IDVLANOrIPAddress</text:span></text:p>
                </table:table-cell>
              </table:table-row>
              <table:table-row table:style-name="ro1" table:default-cell-style-name="bg-none"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3.svm" xlink:type="simple" xlink:show="embed" xlink:actuate="onLoad"/>
          </draw:frame>
          <draw:frame draw:style-name="gr5" draw:text-style-name="P1" draw:layer="layout" svg:width="6.698cm" svg:height="0.878cm" svg:x="17.95cm" svg:y="21.75cm">
            <draw:text-box>
              <text:p><text:span text:style-name="T2">ConcentratorsPortsTable</text:span></text:p>
            </draw:text-box>
          </draw:frame>
        </draw:g>
        <draw:g draw:style-name="gr1">
          <draw:frame draw:style-name="gr2" draw:layer="layout" svg:width="11.865cm" svg:height="1.923cm" svg:x="28.139cm" svg:y="3.077cm">
            <table:table table:template-name="default" table:use-first-row-styles="true" table:use-banding-rows-styles="true">
              <table:table-column table:style-name="co9"/>
              <table:table-column table:style-name="co7"/>
              <table:table-column table:style-name="co10"/>
              <table:table-row table:style-name="ro1" table:default-cell-style-name="bg-none">
                <table:table-cell>
                  <text:p><text:span text:style-name="T1">IDNetIPAddress</text:span></text:p>
                </table:table-cell>
                <table:table-cell>
                  <text:p><text:span text:style-name="T1">IPAddress</text:span></text:p>
                </table:table-cell>
                <table:table-cell table:style-name="ce1">
                  <text:p><text:span text:style-name="T1">Mask</text:span></text:p>
                </table:table-cell>
              </table:table-row>
              <table:table-row table:style-name="ro1" table:default-cell-style-name="bg-none">
                <table:table-cell/>
                <table:table-cell/>
                <table:table-cell/>
              </table:table-row>
            </table:table>
            <draw:image xlink:href="Pictures/TablePreview4.svm" xlink:type="simple" xlink:show="embed" xlink:actuate="onLoad"/>
          </draw:frame>
          <draw:frame draw:style-name="gr6" draw:text-style-name="P1" draw:layer="layout" svg:width="5.874cm" svg:height="0.962cm" svg:x="28.034cm" svg:y="2.152cm">
            <draw:text-box>
              <text:p><text:span text:style-name="T2">NetIPAddressesTable</text:span></text:p>
            </draw:text-box>
          </draw:frame>
        </draw:g>
        <draw:g draw:style-name="gr1">
          <draw:frame draw:style-name="gr2" draw:layer="layout" svg:width="12.897cm" svg:height="1.923cm" svg:x="2.095cm" svg:y="14.755cm">
            <table:table table:template-name="default" table:use-first-row-styles="true" table:use-banding-rows-styles="true">
              <table:table-column table:style-name="co11"/>
              <table:table-column table:style-name="co12"/>
              <table:table-column table:style-name="co13"/>
              <table:table-row table:style-name="ro1" table:default-cell-style-name="ce1">
                <table:table-cell>
                  <text:p text:style-name="P2"><text:span text:style-name="T1">IDConcentrator</text:span></text:p>
                </table:table-cell>
                <table:table-cell>
                  <text:p text:style-name="P2"><text:span text:style-name="T1">IDMACAddress</text:span></text:p>
                </table:table-cell>
                <table:table-cell>
                  <text:p><text:span text:style-name="T1">IDVLANOrIPAddress</text:span></text:p>
                </table:table-cell>
              </table:table-row>
              <table:table-row table:style-name="ro1" table:default-cell-style-name="bg-none">
                <table:table-cell/>
                <table:table-cell/>
                <table:table-cell/>
              </table:table-row>
            </table:table>
            <draw:image xlink:href="Pictures/TablePreview5.svm" xlink:type="simple" xlink:show="embed" xlink:actuate="onLoad"/>
          </draw:frame>
          <draw:frame draw:style-name="gr7" draw:text-style-name="P4" draw:layer="layout" svg:width="5.384cm" svg:height="0.878cm" svg:x="2.116cm" svg:y="13.9cm">
            <draw:text-box>
              <text:p text:style-name="P3"><text:span text:style-name="T2">ConcentratorsTable</text:span></text:p>
            </draw:text-box>
          </draw:frame>
        </draw:g>
        <draw:g draw:style-name="gr1">
          <draw:frame draw:style-name="gr2" draw:layer="layout" svg:width="4.971cm" svg:height="1.923cm" svg:x="2.029cm" svg:y="3.077cm">
            <table:table table:template-name="default" table:use-first-row-styles="true" table:use-banding-rows-styles="true">
              <table:table-column table:style-name="co14"/>
              <table:table-column table:style-name="co15"/>
              <table:table-row table:style-name="ro1" table:default-cell-style-name="ce1">
                <table:table-cell>
                  <text:p text:style-name="P2"><text:span text:style-name="T1">IDVLAN</text:span></text:p>
                </table:table-cell>
                <table:table-cell>
                  <text:p text:style-name="P2"><text:span text:style-name="T1">VLAN</text:span></text:p>
                </table:table-cell>
              </table:table-row>
              <table:table-row table:style-name="ro1" table:default-cell-style-name="bg-none">
                <table:table-cell/>
                <table:table-cell/>
              </table:table-row>
            </table:table>
            <draw:image xlink:href="Pictures/TablePreview6.svm" xlink:type="simple" xlink:show="embed" xlink:actuate="onLoad"/>
          </draw:frame>
          <draw:frame draw:style-name="gr7" draw:text-style-name="P4" draw:layer="layout" svg:width="3.6cm" svg:height="0.878cm" svg:x="2.05cm" svg:y="2.172cm">
            <draw:text-box>
              <text:p text:style-name="P3"><text:span text:style-name="T2">VLANsTable</text:span></text:p>
            </draw:text-box>
          </draw:frame>
        </draw:g>
        <draw:g draw:style-name="gr1">
          <draw:frame draw:style-name="gr2" draw:layer="layout" svg:width="14.098cm" svg:height="1.923cm" svg:x="11.984cm" svg:y="10.965cm">
            <table:table table:template-name="default" table:use-first-row-styles="true" table:use-banding-rows-styles="true">
              <table:table-column table:style-name="co16"/>
              <table:table-column table:style-name="co17"/>
              <table:table-column table:style-name="co18"/>
              <table:table-row table:style-name="ro1" table:default-cell-style-name="bg-none">
                <table:table-cell>
                  <text:p><text:span text:style-name="T1">IDVLANOrIPAddress</text:span></text:p>
                </table:table-cell>
                <table:table-cell>
                  <text:p><text:span text:style-name="T1">IDVLAN</text:span></text:p>
                </table:table-cell>
                <table:table-cell>
                  <text:p><text:span text:style-name="T1">IDIPAddress</text:span></text:p>
                </table:table-cell>
              </table:table-row>
              <table:table-row table:style-name="ro1" table:default-cell-style-name="bg-none">
                <table:table-cell/>
                <table:table-cell/>
                <table:table-cell/>
              </table:table-row>
            </table:table>
            <draw:image xlink:href="Pictures/TablePreview7.svm" xlink:type="simple" xlink:show="embed" xlink:actuate="onLoad"/>
          </draw:frame>
          <draw:frame draw:style-name="gr7" draw:text-style-name="P4" draw:layer="layout" svg:width="7.376cm" svg:height="0.878cm" svg:x="11.95cm" svg:y="10.1cm">
            <draw:text-box>
              <text:p text:style-name="P3"><text:span text:style-name="T2">VLANsOrIPAddressesTable</text:span></text:p>
            </draw:text-box>
          </draw:frame>
        </draw:g>
      </draw:page>
      <draw:page draw:name="page2" draw:style-name="dp1" draw:master-page-name="Обычный">
        <draw:g draw:style-name="gr1">
          <draw:frame draw:style-name="gr2" draw:layer="layout" svg:width="14.015cm" svg:height="1.923cm" svg:x="2cm" svg:y="2.393cm">
            <table:table table:template-name="default" table:use-first-row-styles="true" table:use-banding-rows-styles="true">
              <table:table-column table:style-name="co19"/>
              <table:table-column table:style-name="co20"/>
              <table:table-column table:style-name="co21"/>
              <table:table-column table:style-name="co20"/>
              <table:table-row table:style-name="ro1" table:default-cell-style-name="bg-none">
                <table:table-cell>
                  <text:p><text:span text:style-name="T1">IDConcentrator</text:span></text:p>
                </table:table-cell>
                <table:table-cell>
                  <text:p><text:span text:style-name="T1">IDPort</text:span></text:p>
                </table:table-cell>
                <table:table-cell>
                  <text:p><text:span text:style-name="T1">IDConcentrator</text:span></text:p>
                </table:table-cell>
                <table:table-cell>
                  <text:p><text:span text:style-name="T1">IDPort</text:span></text:p>
                </table:table-cell>
              </table:table-row>
              <table:table-row table:style-name="ro1" table:default-cell-style-name="bg-none">
                <table:table-cell/>
                <table:table-cell/>
                <table:table-cell/>
                <table:table-cell/>
              </table:table-row>
            </table:table>
            <draw:image xlink:href="Pictures/TablePreview8.svm" xlink:type="simple" xlink:show="embed" xlink:actuate="onLoad"/>
          </draw:frame>
          <draw:frame draw:style-name="gr8" draw:text-style-name="P1" draw:layer="layout" svg:width="3.005cm" svg:height="0.962cm" svg:x="2.063cm" svg:y="1.45cm">
            <draw:text-box>
              <text:p><text:span text:style-name="T2">VLANID...</text:span></text:p>
            </draw:text-box>
          </draw:frame>
        </draw:g>
        <draw:g draw:style-name="gr1">
          <draw:frame draw:style-name="gr2" draw:layer="layout" svg:width="21cm" svg:height="1.923cm" svg:x="2cm" svg:y="14.705cm">
            <table:table table:template-name="default" table:use-first-row-styles="true" table:use-banding-rows-styles="true">
              <table:table-column table:style-name="co22"/>
              <table:table-column table:style-name="co23"/>
              <table:table-column table:style-name="co24"/>
              <table:table-column table:style-name="co24"/>
              <table:table-row table:style-name="ro1" table:default-cell-style-name="ce1">
                <table:table-cell>
                  <text:p text:style-name="P2"><text:span text:style-name="T1">IDLink</text:span></text:p>
                </table:table-cell>
                <table:table-cell>
                  <text:p><text:span text:style-name="T3">ID</text:span><text:span text:style-name="T1">ConcentratorPortBegin</text:span></text:p>
                </table:table-cell>
                <table:table-cell>
                  <text:p><text:span text:style-name="T3">ID</text:span><text:span text:style-name="T1">ConcentratorPortEnd</text:span></text:p>
                </table:table-cell>
                <table:table-cell>
                  <text:p><text:span text:style-name="T1">IDParentLink</text:span></text:p>
                </table:table-cell>
              </table:table-row>
              <table:table-row table:style-name="ro1" table:default-cell-style-name="bg-none">
                <table:table-cell/>
                <table:table-cell/>
                <table:table-cell/>
                <table:table-cell/>
              </table:table-row>
            </table:table>
            <draw:image xlink:href="Pictures/TablePreview9.svm" xlink:type="simple" xlink:show="embed" xlink:actuate="onLoad"/>
          </draw:frame>
          <draw:frame draw:style-name="gr9" draw:text-style-name="P1" draw:layer="layout" svg:width="4.562cm" svg:height="0.962cm" svg:x="2.025cm" svg:y="13.772cm">
            <draw:text-box>
              <text:p><text:span text:style-name="T2">IDBranchTable</text:span></text:p>
            </draw:text-box>
          </draw:frame>
        </draw:g>
        <draw:g draw:style-name="gr1">
          <draw:frame draw:style-name="gr2" draw:layer="layout" svg:width="14.301cm" svg:height="1.923cm" svg:x="23.949cm" svg:y="2.577cm">
            <table:table table:template-name="default" table:use-first-row-styles="true" table:use-banding-rows-styles="true">
              <table:table-column table:style-name="co25"/>
              <table:table-column table:style-name="co20"/>
              <table:table-column table:style-name="co4"/>
              <table:table-column table:style-name="co20"/>
              <table:table-row table:style-name="ro1" table:default-cell-style-name="ce1">
                <table:table-cell>
                  <text:p text:style-name="P2"><text:span text:style-name="T1">IDConcentrator</text:span></text:p>
                </table:table-cell>
                <table:table-cell>
                  <text:p text:style-name="P2"><text:span text:style-name="T1">IDPort</text:span></text:p>
                </table:table-cell>
                <table:table-cell>
                  <text:p text:style-name="P2"><text:span text:style-name="T1">IDConcentrator</text:span></text:p>
                </table:table-cell>
                <table:table-cell>
                  <text:p text:style-name="P2"><text:span text:style-name="T1">IDPort</text:span></text:p>
                </table:table-cell>
              </table:table-row>
              <table:table-row table:style-name="ro1" table:default-cell-style-name="bg-none">
                <table:table-cell/>
                <table:table-cell/>
                <table:table-cell/>
                <table:table-cell/>
              </table:table-row>
            </table:table>
            <draw:image xlink:href="Pictures/TablePreview10.svm" xlink:type="simple" xlink:show="embed" xlink:actuate="onLoad"/>
          </draw:frame>
          <draw:frame draw:style-name="gr10" draw:text-style-name="P1" draw:layer="layout" svg:width="3.6cm" svg:height="0.878cm" svg:x="23.994cm" svg:y="1.729cm">
            <draw:text-box>
              <text:p><text:span text:style-name="T2">AddressID...</text:span></text:p>
            </draw:text-box>
          </draw:frame>
        </draw:g>
        <draw:g draw:style-name="gr1">
          <draw:frame draw:style-name="gr2" draw:layer="layout" svg:width="10.961cm" svg:height="1.923cm" svg:x="2.02cm" svg:y="23.077cm">
            <table:table table:template-name="default" table:use-first-row-styles="true" table:use-banding-rows-styles="true">
              <table:table-column table:style-name="co26"/>
              <table:table-column table:style-name="co4"/>
              <table:table-column table:style-name="co4"/>
              <table:table-row table:style-name="ro1" table:default-cell-style-name="ce1">
                <table:table-cell>
                  <text:p text:style-name="P2"><text:span text:style-name="T1">IDBranch</text:span></text:p>
                </table:table-cell>
                <table:table-cell>
                  <text:p text:style-name="P2"><text:span text:style-name="T1">IDBranchTable</text:span></text:p>
                </table:table-cell>
                <table:table-cell>
                  <text:p><text:span text:style-name="T1">Ring</text:span></text:p>
                </table:table-cell>
              </table:table-row>
              <table:table-row table:style-name="ro1" table:default-cell-style-name="bg-none">
                <table:table-cell/>
                <table:table-cell/>
                <table:table-cell/>
              </table:table-row>
            </table:table>
            <draw:image xlink:href="Pictures/TablePreview11.svm" xlink:type="simple" xlink:show="embed" xlink:actuate="onLoad"/>
          </draw:frame>
          <draw:frame draw:style-name="gr7" draw:text-style-name="P4" draw:layer="layout" svg:width="4.102cm" svg:height="0.878cm" svg:x="2cm" svg:y="22.171cm">
            <draw:text-box>
              <text:p text:style-name="P3"><text:span text:style-name="T2">TopologyTable</text:span></text:p>
            </draw:text-box>
          </draw:frame>
        </draw:g>
      </draw:page>
      <draw:page draw:name="page3" draw:style-name="dp1" draw:master-page-name="Обычный">
        <draw:g draw:style-name="gr1">
          <draw:frame draw:style-name="gr2" draw:layer="layout" svg:width="16.018cm" svg:height="1.923cm" svg:x="2.001cm" svg:y="14.087cm">
            <table:table table:template-name="default" table:use-first-row-styles="true" table:use-banding-rows-styles="true">
              <table:table-column table:style-name="co27"/>
              <table:table-column table:style-name="co10"/>
              <table:table-column table:style-name="co4"/>
              <table:table-column table:style-name="co10"/>
              <table:table-row table:style-name="ro1" table:default-cell-style-name="ce2">
                <table:table-cell>
                  <text:p text:style-name="P2"><text:span text:style-name="T1">IDSwitch</text:span></text:p>
                </table:table-cell>
                <table:table-cell>
                  <text:p text:style-name="P2"><text:span text:style-name="T1">IDMAC</text:span></text:p>
                </table:table-cell>
                <table:table-cell>
                  <text:p text:style-name="P2"><text:span text:style-name="T1">IDVlan</text:span></text:p>
                </table:table-cell>
                <table:table-cell>
                  <text:p text:style-name="P2"><text:span text:style-name="T1">IDAddress</text:span></text:p>
                </table:table-cell>
              </table:table-row>
              <table:table-row table:style-name="ro1" table:default-cell-style-name="ce3">
                <table:table-cell/>
                <table:table-cell/>
                <table:table-cell/>
                <table:table-cell/>
              </table:table-row>
            </table:table>
            <draw:image xlink:href="Pictures/TablePreview12.svm" xlink:type="simple" xlink:show="embed" xlink:actuate="onLoad"/>
          </draw:frame>
          <draw:frame draw:style-name="gr11" draw:text-style-name="P1" draw:layer="layout" svg:width="4.561cm" svg:height="0.962cm" svg:x="2.001cm" svg:y="13.112cm">
            <draw:text-box>
              <text:p><text:span text:style-name="T2">SwitchesTable</text:span></text:p>
            </draw:text-box>
          </draw:frame>
        </draw:g>
        <draw:g draw:style-name="gr1">
          <draw:frame draw:style-name="gr2" draw:layer="layout" svg:width="11.944cm" svg:height="1.923cm" svg:x="2.001cm" svg:y="17.087cm">
            <table:table table:template-name="default" table:use-first-row-styles="true" table:use-banding-rows-styles="true">
              <table:table-column table:style-name="co28"/>
              <table:table-column table:style-name="co12"/>
              <table:table-column table:style-name="co4"/>
              <table:table-row table:style-name="ro1" table:default-cell-style-name="ce1">
                <table:table-cell>
                  <text:p text:style-name="P2"><text:span text:style-name="T1">IDRouter</text:span></text:p>
                </table:table-cell>
                <table:table-cell>
                  <text:p text:style-name="P2"><text:span text:style-name="T1">IDMAC</text:span></text:p>
                </table:table-cell>
                <table:table-cell>
                  <text:p text:style-name="P2"><text:span text:style-name="T1">IDAddress</text:span></text:p>
                </table:table-cell>
              </table:table-row>
              <table:table-row table:style-name="ro1" table:default-cell-style-name="bg-none">
                <table:table-cell/>
                <table:table-cell/>
                <table:table-cell/>
              </table:table-row>
            </table:table>
            <draw:image xlink:href="Pictures/TablePreview13.svm" xlink:type="simple" xlink:show="embed" xlink:actuate="onLoad"/>
          </draw:frame>
          <draw:frame draw:style-name="gr12" draw:text-style-name="P1" draw:layer="layout" svg:width="4.243cm" svg:height="0.962cm" svg:x="2.022cm" svg:y="16.087cm">
            <draw:text-box>
              <text:p><text:span text:style-name="T2">RoutersTable</text:span></text:p>
            </draw:text-box>
          </draw:frame>
        </draw:g>
        <draw:g draw:style-name="gr1">
          <draw:frame draw:style-name="gr2" draw:layer="layout" svg:width="11.992cm" svg:height="1.923cm" svg:x="2.001cm" svg:y="20.087cm">
            <table:table table:template-name="default" table:use-first-row-styles="true" table:use-banding-rows-styles="true">
              <table:table-column table:style-name="co29"/>
              <table:table-column table:style-name="co10"/>
              <table:table-column table:style-name="co4"/>
              <table:table-row table:style-name="ro1" table:default-cell-style-name="ce1">
                <table:table-cell>
                  <text:p text:style-name="P2"><text:span text:style-name="T1">IDConcentrator</text:span></text:p>
                </table:table-cell>
                <table:table-cell>
                  <text:p text:style-name="P2"><text:span text:style-name="T1">IDSwitch</text:span></text:p>
                </table:table-cell>
                <table:table-cell>
                  <text:p text:style-name="P2"><text:span text:style-name="T1">IDRouter</text:span></text:p>
                </table:table-cell>
              </table:table-row>
              <table:table-row table:style-name="ro1" table:default-cell-style-name="bg-none">
                <table:table-cell/>
                <table:table-cell/>
                <table:table-cell/>
              </table:table-row>
            </table:table>
            <draw:image xlink:href="Pictures/TablePreview14.svm" xlink:type="simple" xlink:show="embed" xlink:actuate="onLoad"/>
          </draw:frame>
          <draw:frame draw:style-name="gr13" draw:text-style-name="P4" draw:layer="layout" svg:width="5.691cm" svg:height="0.962cm" svg:x="2.038cm" svg:y="19.102cm">
            <draw:text-box>
              <text:p><text:span text:style-name="T2">ConcentratorsTable</text:span></text:p>
            </draw:text-box>
          </draw:frame>
        </draw:g>
        <draw:g draw:style-name="gr1">
          <draw:frame draw:style-name="gr2" draw:layer="layout" svg:width="11.982cm" svg:height="1.923cm" svg:x="28.021cm" svg:y="8.21cm">
            <table:table table:template-name="default" table:use-first-row-styles="true" table:use-banding-rows-styles="true">
              <table:table-column table:style-name="co30"/>
              <table:table-column table:style-name="co10"/>
              <table:table-column table:style-name="co4"/>
              <table:table-row table:style-name="ro1" table:default-cell-style-name="ce1">
                <table:table-cell>
                  <text:p text:style-name="P2"><text:span text:style-name="T1">IDVlan</text:span></text:p>
                </table:table-cell>
                <table:table-cell>
                  <text:p text:style-name="P2"><text:span text:style-name="T1">IDAddress</text:span></text:p>
                </table:table-cell>
                <table:table-cell>
                  <text:p text:style-name="P2"><text:span text:style-name="T1">Mask</text:span></text:p>
                </table:table-cell>
              </table:table-row>
              <table:table-row table:style-name="ro1" table:default-cell-style-name="bg-none">
                <table:table-cell/>
                <table:table-cell/>
                <table:table-cell/>
              </table:table-row>
            </table:table>
            <draw:image xlink:href="Pictures/TablePreview15.svm" xlink:type="simple" xlink:show="embed" xlink:actuate="onLoad"/>
          </draw:frame>
          <draw:frame draw:style-name="gr14" draw:text-style-name="P1" draw:layer="layout" svg:width="5.373cm" svg:height="0.962cm" svg:x="28.018cm" svg:y="7.26cm">
            <draw:text-box>
              <text:p><text:span text:style-name="T2">AddressesTable1</text:span></text:p>
            </draw:text-box>
          </draw:frame>
        </draw:g>
        <draw:g draw:style-name="gr1">
          <draw:frame draw:style-name="gr15" draw:text-style-name="P1" draw:layer="layout" svg:width="7.738cm" svg:height="0.962cm" svg:x="31.968cm" svg:y="10.26cm">
            <draw:text-box>
              <text:p><text:span text:style-name="T2">AddressesTable2 (routes)</text:span></text:p>
            </draw:text-box>
          </draw:frame>
          <draw:frame draw:style-name="gr2" draw:layer="layout" svg:width="7.998cm" svg:height="1.923cm" svg:x="32.005cm" svg:y="11.194cm">
            <table:table table:template-name="default" table:use-first-row-styles="true" table:use-banding-rows-styles="true">
              <table:table-column table:style-name="co31"/>
              <table:table-column table:style-name="co4"/>
              <table:table-row table:style-name="ro1" table:default-cell-style-name="ce1">
                <table:table-cell>
                  <text:p text:style-name="P2"><text:span text:style-name="T1">IDAddress</text:span></text:p>
                </table:table-cell>
                <table:table-cell>
                  <text:p text:style-name="P2"><text:span text:style-name="T1">Mask</text:span></text:p>
                </table:table-cell>
              </table:table-row>
              <table:table-row table:style-name="ro1" table:default-cell-style-name="bg-none">
                <table:table-cell/>
                <table:table-cell/>
              </table:table-row>
            </table:table>
            <draw:image xlink:href="Pictures/TablePreview16.svm" xlink:type="simple" xlink:show="embed" xlink:actuate="onLoad"/>
          </draw:frame>
        </draw:g>
        <draw:g draw:style-name="gr1">
          <draw:frame draw:style-name="gr2" draw:layer="layout" svg:width="7.996cm" svg:height="1.923cm" svg:x="30.506cm" svg:y="14.337cm">
            <table:table table:template-name="default" table:use-first-row-styles="true" table:use-banding-rows-styles="true">
              <table:table-column table:style-name="co30"/>
              <table:table-column table:style-name="co10"/>
              <table:table-row table:style-name="ro1" table:default-cell-style-name="ce1">
                <table:table-cell>
                  <text:p text:style-name="P2"><text:span text:style-name="T1">IDVlan</text:span></text:p>
                </table:table-cell>
                <table:table-cell>
                  <text:p text:style-name="P2"><text:span text:style-name="T1">IDAddress</text:span></text:p>
                </table:table-cell>
              </table:table-row>
              <table:table-row table:style-name="ro1" table:default-cell-style-name="bg-none">
                <table:table-cell/>
                <table:table-cell/>
              </table:table-row>
            </table:table>
            <draw:image xlink:href="Pictures/TablePreview17.svm" xlink:type="simple" xlink:show="embed" xlink:actuate="onLoad"/>
          </draw:frame>
          <draw:frame draw:style-name="gr16" draw:text-style-name="P1" draw:layer="layout" svg:width="5.917cm" svg:height="0.962cm" svg:x="30.503cm" svg:y="13.387cm">
            <draw:text-box>
              <text:p><text:span text:style-name="T2">VlansAddressesTabl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08T19:15:11.377740700</meta:creation-date>
    <dc:date>2026-04-12T16:23:25.837730700</dc:date>
    <meta:editing-duration>PT2H44M45S</meta:editing-duration>
    <meta:editing-cycles>7</meta:editing-cycles>
    <meta:generator>LibreOffice/25.2.7.2$Windows_X86_64 LibreOffice_project/5cbfd1ab6520636bb5f7b99185aa69bd7456825d</meta:generator>
    <meta:document-statistic meta:object-count="51"/>
  </office:meta>
</office:document-meta>
</file>